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style:page-number="1" fo:padding="0in" fo:border="none" fo:keep-with-next="auto"/>
    </style:style>
    <style:style style:name="P3" style:family="paragraph" style:parent-style-name="Standard" style:list-style-name="WWNum2">
      <style:paragraph-properties fo:margin-left="0.7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1946741" text:style-name="WWNum1">
        <text:list-item>
          <text:p text:style-name="P2"><text:span text:style-name="T1">Si richiede di descrivere le tecniche di attraversamento degli alberi binari (inorder, preorder, postorder), mostrando un unico esempio per tutte e tre le tecniche di attraversamento.</text:span></text:p>
        </text:list-item>
        <text:list-item>
          <text:p text:style-name="P1"><text:span text:style-name="T1">Deﬁnire il concetto di componente connessa in un grafo non orientate</text:span></text:p>
        </text:list-item>
        <text:list-item>
          <text:p text:style-name="P1"><text:span text:style-name="T1">Cosa sono le componenti fortemente connesse di un grafo G orientato?</text:span></text:p>
        </text:list-item>
        <text:list-item>
          <text:p text:style-name="P1"><text:span text:style-name="T1">Descrivere la struttura dati pila.</text:span></text:p>
        </text:list-item>
        <text:list-item>
          <text:p text:style-name="P1"><text:span text:style-name="T1">Descrivere il funzionamento della operazione di cancellazione su un albero binario di ricerca. Si richide inoltre di mostrare un esempio per tutti i casi che si possono veriﬁcare</text:span></text:p>
        </text:list-item>
        <text:list-item>
          <text:p text:style-name="P1"><text:bookmark text:name="_heading=h.gjdgxs"/><text:span text:style-name="T1">Deﬁnire la struttura dati Mfset e dire in cosa consiste la tecnica di compressione dei percorsi mostrando anche un esempio.</text:span></text:p>
        </text:list-item>
        <text:list-item>
          <text:p text:style-name="P1"><text:span text:style-name="T1">Si richiede di fornire un esempio di funzione di hash e di illustrane il funzionamento. Cosa succede in caso di collisioni?</text:span></text:p>
        </text:list-item>
        <text:list-item>
          <text:p text:style-name="P1"><text:span text:style-name="T1">Deﬁnire il tipo di dato coda ed indicare sia la speciﬁca sintattica sia la speciﬁca semantica.</text:span></text:p>
        </text:list-item>
        <text:list-item>
          <text:p text:style-name="P1"><text:span text:style-name="T1">Ordinare la sequenza: 16 13 10 49 18 15 24 22 32 37 applicando l’algoritmo heapsort. Si richiede di mostrare l’esecuzione dell’algoritmo passo passo.</text:span></text:p>
        </text:list-item>
        <text:list-item>
          <text:p text:style-name="P1"><text:span text:style-name="T1">Si consideri un albero binario completo T con 10 nodi. Etichettatare i nodi di T con i seguenti numeri: (17, 12, 37, 20, 28, 42, 23, 26, 22, 38), in modo tale che T sia un albero binario di ricerca</text:span></text:p>
        </text:list-item>
        <text:list-item>
          <text:p text:style-name="P1"><text:span text:style-name="T1">Si richiede di scrivere (pseudocodice) un algoritmo che dato in input un albero i cui nodi contengono numeri interi, aggiunge ad ogni foglia un ﬁglio contenente la somma dei valori che appaiono nel cammino dalla radice a tale foglia.</text:span></text:p>
        </text:list-item>
        <text:list-item>
          <text:p text:style-name="P1"><text:span text:style-name="T1">Dire cosa si intende per lista bidirezionale con sentinella. A cosa serve la sentinella? Quali vantaggi oﬀre?</text:span></text:p>
        </text:list-item>
        <text:list-item>
          <text:p text:style-name="P1"><text:span text:style-name="T1">Ordinare la sequenza: 110 107 98 142 113 109 1118 112 126 131 applicando l’algoritmo Heapsort. Illustrare chiaramente come varia lo heap ad ogni passo di esecuzione dell’algoritmo.</text:span></text:p>
        </text:list-item>
        <text:list-item>
          <text:p text:style-name="P1"><text:span text:style-name="T1">Nell’ambito di una visita DFS, cosa si intende per archi in T, archi all’indietro, archi in avanti, ed archi di attraversamento?</text:span></text:p>
        </text:list-item>
        <text:list-item>
          <text:p text:style-name="P1"><text:span text:style-name="T1">Dato un grafo orientato G cosa si intende per albero T di copertura DFS? Quando un arco di T si deﬁnisce arco all’indietro, in avanti o di attraversamento</text:span></text:p>
        </text:list-item>
        <text:list-item>
          <text:p text:style-name="P1"><text:span text:style-name="T1">Cosa `e un max-heap? Si richiede di fornire un esempio.</text:span></text:p>
        </text:list-item>
        <text:list-item>
          <text:p text:style-name="P1"><text:span text:style-name="T1">Dato un grafo G si richiede di descrivere la sua realizzazione tramite matrici e liste di adiacenza. Si richiede di mostrare un esempio per ognuna delle realizzazioni discusse e di indicare lo spazio di memoria occupato.</text:span></text:p>
        </text:list-item>
        <text:list-item>
          <text:p text:style-name="P1"><text:span text:style-name="T1">Descrivere (e mostrare un esempio di funzionamento) la procedura “restauraheap”.</text:span></text:p>
        </text:list-item>
        <text:list-item>
          <text:p text:style-name="P1"><text:span text:style-name="T1">Dato un array A di n elementi, scrivere un algoritmo di complessit`a O(n log n) che restituisce true se e solo se esistono due elementi la cui sottrazione `e uguale ad un dato valore x.</text:span></text:p>
        </text:list-item>
        <text:list-item>
          <text:p text:style-name="P1"><text:span text:style-name="T1">Scrivere un algoritmo (pseudocodice) che dato un albero binario restituisca la sua altezza.</text:span></text:p>
        </text:list-item>
        <text:list-item>
          <text:p text:style-name="P1"><text:span text:style-name="T1">Descrivere brevemente il signiﬁcato dei termini dato e tipo di dato. Si richiede inoltre di mostrare un esempio per ciscuno di essi.</text:span></text:p>
        </text:list-item>
        <text:list-item>
          <text:p text:style-name="P1"><text:span text:style-name="T1">Dato un B-albero di ordine m che contiene n valori, quale `e il numero di accessi a disco nel caso peggiore e migliore (usare la notazione O-grande) quando si eseguono le seguenti operazioni?</text:span></text:p>
        </text:list-item>
        <text:list-item>
          <text:p text:style-name="P1"><text:span text:style-name="T1">Si richiede di scrivere un algoritmo (pseudocodice) che dato un grafo orientato G restituisce true se esiste un vertice w di G tale che partendo da ogni altro vertice v in G si possa raggiungere w con un cammino orientato (il cammino quindi parte da v ed arriva a w).</text:span></text:p>
        </text:list-item>
        <text:list-item>
          <text:p text:style-name="P1"><text:span text:style-name="T1">Costruire la tabella hash risultante dall’inserimento dei valori 41, 20, 50, 42, 81, 33 nell’assunzione di hashing interno con funzione primaria di hash H(k) = k mod 10, numero di celle m=10 e gestione delle collisioni tramite scansione lineare (h = 1).</text:span></text:p>
        </text:list-item>
        <text:list-item>
          <text:p text:style-name="P1"><text:span text:style-name="T1">Definire formalmente la notazione O(!( n)) e mostrare un esempio.</text:span></text:p>
        </text:list-item>
        <text:list-item>
          <text:p text:style-name="P1"><text:soft-page-break/><text:span text:style-name="T1">Nell’ambito delle tecniche di hashing, dire cosa si intende per ispezione lineare e quadratica. Si richiede di fare un esempio.</text:span></text:p>
        </text:list-item>
        <text:list-item>
          <text:p text:style-name="P1"><text:span text:style-name="T1">In un albero binario di ricerca h quanti sono I nodi foglia?</text:span></text:p>
        </text:list-item>
        <text:list-item>
          <text:p text:style-name="P1"><text:span text:style-name="T1">Si richiede di deﬁnire formalmente la notazione “O grande” e di fare un esempio.</text:span></text:p>
        </text:list-item>
        <text:list-item>
          <text:p text:style-name="P1"><text:span text:style-name="T1">(a) trovare un dato valore (b) inserire un dato valore (c) cancellare un dato valore</text:span></text:p>
        </text:list-item>
        <text:list-item>
          <text:p text:style-name="P1"><text:span text:style-name="T1">Dato un albero binario di ricerca, l’operazione di cancellazione su tale albero `e commutativa? Si richiede di giustiﬁcare la risposta mostrando anche un esempio</text:span></text:p>
        </text:list-item>
        <text:list-item>
          <text:p text:style-name="P1"><text:span text:style-name="T1">Inserire le chiavi 10, 22, 31, 4, 15, 28, 17, 88, 59 in una tabella di hash di lunghezza m = 11 utilizzando la funzione hash h(k) = k mod m. Illustrate il risultato dell’inserimento di queste chiavi utilizzando la scansione lineare ed il doppio hashing con h1(k) = 1 + (k mod (m−1)).</text:span></text:p>
        </text:list-item>
        <text:list-item>
          <text:p text:style-name="P1"><text:span text:style-name="T1">Dato un grafo con n nodi e m archi, si richiede di indicare in modo preciso lo spazio di memoria necessario per la rappresentazione del grafo nei seguenti casi:</text:span></text:p>
        </text:list-item>
      </text:list>
      <text:list xml:id="list1844396566" text:style-name="WWNum2">
        <text:list-item>
          <text:p text:style-name="P3"><text:span text:style-name="T1">grafo orientato con matrice di adiacenza; (b) grafo non orientato con matrice di adiacenza; (c) grafo orientato con liste di adiagenza; (d) grafo non orientato con liste di adiacenza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9:30:00</meta:creation-date>
    <meta:initial-creator>andrea</meta:initial-creator>
    <meta:document-statistic meta:table-count="0" meta:image-count="0" meta:object-count="0" meta:page-count="2" meta:paragraph-count="33" meta:word-count="826" meta:character-count="4787" meta:non-whitespace-character-count="4027"/>
    <meta:generator>LibreOfficeDev/6.0.5.2$Linux_X86_64 LibreOffice_project/</meta:generator>
  </office:meta>
</office:document-meta>
</file>